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draw:shadow="visible" draw:shadow-offset-x="0.2cm" draw:shadow-offset-y="0.2cm" draw:shadow-color="#c0c0c0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Circle" draw:marker-end="Arrow_20_concave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0.48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cm" draw:shadow-offset-y="0.2cm" draw:shadow-color="#c0c0c0"/>
    </style:style>
    <style:style style:name="gr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draw:shadow="visible" draw:shadow-offset-x="0.2cm" draw:shadow-offset-y="0.2cm" draw:shadow-color="#c0c0c0"/>
    </style:style>
    <style:style style:name="gr9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letter-kerning="true" style:font-family-asian="Monaco" style:font-family-generic-asian="modern" style:font-pitch-asian="fixed" style:font-size-asian="9pt" style:font-style-asian="normal" style:font-weight-asian="normal" style:font-family-complex="Monaco" style:font-family-generic-complex="modern" style:font-pitch-complex="fixed" style:font-size-complex="5.09999990463257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3cm" svg:height="3.5cm" svg:x="1.667cm" svg:y="1.366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667cm" svg:y1="2.266cm" svg:x2="4.667cm" svg:y2="2.266cm">
          <text:p text:style-name="P4"/>
        </draw:line>
        <draw:frame draw:style-name="gr3" draw:text-style-name="P5" draw:layer="layout" svg:width="1.565cm" svg:height="1.712cm" svg:x="1.917cm" svg:y="2.366cm">
          <draw:text-box>
            <text:p text:style-name="P4"><text:span text:style-name="T2">type</text:span></text:p>
            <text:p text:style-name="P4"><text:span text:style-name="T2">name</text:span></text:p>
            <text:p text:style-name="P4"><text:span text:style-name="T2">value</text:span></text:p>
          </draw:text-box>
        </draw:frame>
        <draw:custom-shape draw:style-name="gr1" draw:text-style-name="P2" draw:id="id2" draw:layer="layout" svg:width="3cm" svg:height="2.5cm" svg:x="7.767cm" svg:y="1.866cm">
          <text:p text:style-name="P1"><text:span text:style-name="T1">xmlattribu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67cm" svg:y1="2.766cm" svg:x2="10.767cm" svg:y2="2.766cm">
          <text:p text:style-name="P4"/>
        </draw:line>
        <draw:frame draw:style-name="gr3" draw:text-style-name="P5" draw:layer="layout" svg:width="1.565cm" svg:height="1.225cm" svg:x="8.017cm" svg:y="2.866cm">
          <draw:text-box>
            <text:p text:style-name="P4"><text:span text:style-name="T2">name</text:span></text:p>
            <text:p text:style-name="P4"><text:span text:style-name="T2">value</text:span></text:p>
          </draw:text-box>
        </draw:frame>
        <draw:connector draw:style-name="gr4" draw:text-style-name="P1" draw:layer="layout" draw:type="curve" svg:x1="4.167cm" svg:y1="4.235cm" svg:x2="7.767cm" svg:y2="3.116cm" draw:start-shape="id1" draw:start-glue-point="1" draw:end-shape="id2">
          <text:p text:style-name="P1"/>
          <text:p text:style-name="P1"/>
        </draw:connector>
        <draw:frame draw:style-name="gr5" draw:text-style-name="P4" draw:id="id1" draw:layer="layout" svg:width="2.25cm" svg:height="0.739cm" svg:x="1.917cm" svg:y="3.866cm">
          <draw:text-box>
            <text:p text:style-name="P4"><text:span text:style-name="T2">attributes</text:span></text:p>
          </draw:text-box>
        </draw:frame>
        <draw:frame draw:style-name="gr3" draw:text-style-name="P5" draw:layer="layout" svg:width="1.213cm" svg:height="0.738cm" svg:x="4.954cm" svg:y="4.128cm">
          <draw:text-box>
            <text:p text:style-name="P4"><text:span text:style-name="T2">0..n</text:span></text:p>
          </draw:text-box>
        </draw:frame>
        <draw:custom-shape draw:style-name="gr6" draw:text-style-name="P6" draw:id="id3" draw:layer="layout" svg:width="4cm" svg:height="1.5cm" svg:x="1.462cm" svg:y="11.36cm">
          <text:p text:style-name="P1"><text:span text:style-name="T3">template &lt;int elt&gt; </text:span></text:p>
          <text:p text:style-name="P1"><text:span text:style-name="T3">class music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3.5cm" svg:x="1.962cm" svg:y="6.26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62cm" svg:y1="7.16cm" svg:x2="4.962cm" svg:y2="7.16cm">
          <text:p text:style-name="P4"/>
        </draw:line>
        <draw:frame draw:style-name="gr3" draw:text-style-name="P5" draw:layer="layout" svg:width="1.565cm" svg:height="1.712cm" svg:x="2.337cm" svg:y="7.26cm">
          <draw:text-box>
            <text:p text:style-name="P4"><text:span text:style-name="T2">type</text:span></text:p>
            <text:p text:style-name="P4"><text:span text:style-name="T2">name</text:span></text:p>
            <text:p text:style-name="P4"><text:span text:style-name="T2">value</text:span></text:p>
          </draw:text-box>
        </draw:frame>
        <draw:frame draw:style-name="gr5" draw:text-style-name="P4" draw:layer="layout" svg:width="2.25cm" svg:height="0.739cm" svg:x="2.337cm" svg:y="8.76cm">
          <draw:text-box>
            <text:p text:style-name="P4"><text:span text:style-name="T2">attributes</text:span></text:p>
          </draw:text-box>
        </draw:frame>
        <draw:connector draw:style-name="gr7" draw:text-style-name="P3" draw:layer="layout" svg:x1="3.462cm" svg:y1="11.36cm" svg:x2="3.462cm" svg:y2="9.76cm" draw:start-shape="id3" draw:start-glue-point="0" draw:end-shape="id4" draw:end-glue-point="2">
          <text:p text:style-name="P4"/>
        </draw:connector>
        <draw:custom-shape draw:style-name="gr8" draw:text-style-name="P2" draw:id="id5" draw:layer="layout" svg:width="4.103cm" svg:height="2cm" svg:x="10.261cm" svg:y="16.838cm">
          <text:p text:style-name="P1"><text:span text:style-name="T1">c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0.855cm" svg:y="17.48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6" draw:layer="layout" svg:width="4.103cm" svg:height="2cm" svg:x="7.663cm" svg:y="19.814cm">
          <text:p text:style-name="P1"><text:span text:style-name="T1">c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8.257cm" svg:y="20.456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" draw:layer="layout" svg:width="4.103cm" svg:height="2cm" svg:x="13.05cm" svg:y="19.814cm">
          <text:p text:style-name="P1"><text:span text:style-name="T1">c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644cm" svg:y="20.456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8" draw:layer="layout" svg:width="4.103cm" svg:height="2cm" svg:x="5.451cm" svg:y="22.65cm">
          <text:p text:style-name="P1"><text:span text:style-name="T1">c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6.045cm" svg:y="23.292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9" draw:layer="layout" svg:width="4.103cm" svg:height="2cm" svg:x="10.46cm" svg:y="22.696cm">
          <text:p text:style-name="P1"><text:span text:style-name="T1">c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.054cm" svg:y="23.338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10" draw:layer="layout" svg:width="4.103cm" svg:height="2cm" svg:x="10.407cm" svg:y="25.642cm">
          <text:p text:style-name="P1"><text:span text:style-name="T1">c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.001cm" svg:y="26.284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2.312cm" svg:y1="18.838cm" svg:x2="9.714cm" svg:y2="19.814cm" draw:start-shape="id5" draw:start-glue-point="2" draw:end-shape="id6" draw:end-glue-point="0">
          <text:p text:style-name="P1"/>
          <text:p text:style-name="P1"/>
        </draw:connector>
        <draw:connector draw:style-name="gr4" draw:text-style-name="P1" draw:layer="layout" draw:type="curve" draw:line-skew="0.278cm" svg:x1="12.312cm" svg:y1="18.838cm" svg:x2="15.101cm" svg:y2="19.814cm" draw:end-shape="id7" draw:end-glue-point="0">
          <text:p text:style-name="P1"/>
          <text:p text:style-name="P1"/>
        </draw:connector>
        <draw:connector draw:style-name="gr4" draw:text-style-name="P1" draw:layer="layout" draw:type="curve" svg:x1="9.714cm" svg:y1="21.814cm" svg:x2="7.502cm" svg:y2="22.65cm" draw:start-shape="id6" draw:start-glue-point="2" draw:end-shape="id8" draw:end-glue-point="0">
          <text:p text:style-name="P1"/>
          <text:p text:style-name="P1"/>
        </draw:connector>
        <draw:connector draw:style-name="gr4" draw:text-style-name="P1" draw:layer="layout" draw:type="curve" draw:line-skew="0.231cm" svg:x1="9.714cm" svg:y1="21.814cm" svg:x2="12.511cm" svg:y2="22.696cm" draw:end-shape="id9" draw:end-glue-point="0">
          <text:p text:style-name="P1"/>
          <text:p text:style-name="P1"/>
        </draw:connector>
        <draw:connector draw:style-name="gr4" draw:text-style-name="P1" draw:layer="layout" draw:type="curve" svg:x1="12.511cm" svg:y1="24.696cm" svg:x2="12.458cm" svg:y2="25.642cm" draw:start-shape="id9" draw:start-glue-point="2" draw:end-shape="id10" draw:end-glue-point="0">
          <text:p text:style-name="P1"/>
          <text:p text:style-name="P1"/>
        </draw:connector>
        <draw:custom-shape draw:style-name="gr1" draw:text-style-name="P2" draw:layer="layout" svg:width="3cm" svg:height="3.5cm" svg:x="7.584cm" svg:y="6.448cm">
          <text:p text:style-name="P1"><text:span text:style-name="T1">xmleleme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84cm" svg:y1="7.348cm" svg:x2="10.584cm" svg:y2="7.348cm">
          <text:p text:style-name="P4"/>
        </draw:line>
        <draw:frame draw:style-name="gr3" draw:text-style-name="P5" draw:id="id14" draw:layer="layout" svg:width="1.565cm" svg:height="0.738cm" svg:x="7.902cm" svg:y="7.903cm">
          <draw:text-box>
            <text:p text:style-name="P4"><text:span text:style-name="T2">name</text:span></text:p>
          </draw:text-box>
        </draw:frame>
        <draw:frame draw:style-name="gr5" draw:text-style-name="P4" draw:id="id18" draw:layer="layout" svg:width="2.25cm" svg:height="0.739cm" svg:x="7.902cm" svg:y="8.948cm">
          <draw:text-box>
            <text:p text:style-name="P4"><text:span text:style-name="T2">attributes</text:span></text:p>
          </draw:text-box>
        </draw:frame>
        <draw:frame draw:style-name="gr5" draw:text-style-name="P4" draw:id="id11" draw:layer="layout" svg:width="3.05cm" svg:height="0.739cm" svg:x="12.314cm" svg:y="6.395cm">
          <draw:text-box>
            <text:p text:style-name="P4"><text:span text:style-name="T2">getType()</text:span></text:p>
          </draw:text-box>
        </draw:frame>
        <draw:frame draw:style-name="gr5" draw:text-style-name="P4" draw:id="id13" draw:layer="layout" svg:width="3.05cm" svg:height="0.739cm" svg:x="12.314cm" svg:y="6.993cm">
          <draw:text-box>
            <text:p text:style-name="P4"><text:span text:style-name="T2">getName()</text:span></text:p>
          </draw:text-box>
        </draw:frame>
        <draw:frame draw:style-name="gr5" draw:text-style-name="P4" draw:id="id15" draw:layer="layout" svg:width="3.05cm" svg:height="0.739cm" svg:x="12.314cm" svg:y="7.608cm">
          <draw:text-box>
            <text:p text:style-name="P4"><text:span text:style-name="T2">getValue()</text:span></text:p>
          </draw:text-box>
        </draw:frame>
        <draw:frame draw:style-name="gr5" draw:text-style-name="P4" draw:id="id17" draw:layer="layout" svg:width="4.372cm" svg:height="0.739cm" svg:x="12.314cm" svg:y="9.157cm">
          <draw:text-box>
            <text:p text:style-name="P4"><text:span text:style-name="T2">getAttribute(name)</text:span></text:p>
          </draw:text-box>
        </draw:frame>
        <draw:frame draw:style-name="gr5" draw:text-style-name="P4" draw:id="id19" draw:layer="layout" svg:width="5.222cm" svg:height="0.739cm" svg:x="12.314cm" svg:y="9.803cm">
          <draw:text-box>
            <text:p text:style-name="P4"><text:span text:style-name="T2">getAttributeValue(name)</text:span></text:p>
          </draw:text-box>
        </draw:frame>
        <draw:connector draw:style-name="gr9" draw:text-style-name="P3" draw:layer="layout" draw:type="curve" svg:x1="12.314cm" svg:y1="6.764cm" svg:x2="9.208cm" svg:y2="7.816cm" draw:start-shape="id11" draw:start-glue-point="3" draw:end-shape="id12" draw:end-glue-point="1">
          <text:p text:style-name="P4"/>
        </draw:connector>
        <draw:frame draw:style-name="gr3" draw:text-style-name="P5" draw:id="id12" draw:layer="layout" svg:width="1.306cm" svg:height="0.738cm" svg:x="7.902cm" svg:y="7.447cm">
          <draw:text-box>
            <text:p text:style-name="P4"><text:span text:style-name="T2">type</text:span></text:p>
          </draw:text-box>
        </draw:frame>
        <draw:frame draw:style-name="gr3" draw:text-style-name="P5" draw:id="id16" draw:layer="layout" svg:width="1.518cm" svg:height="0.738cm" svg:x="7.902cm" svg:y="8.367cm">
          <draw:text-box>
            <text:p text:style-name="P4"><text:span text:style-name="T2">value</text:span></text:p>
          </draw:text-box>
        </draw:frame>
        <draw:connector draw:style-name="gr9" draw:text-style-name="P3" draw:layer="layout" draw:type="curve" svg:x1="12.314cm" svg:y1="7.362cm" svg:x2="9.467cm" svg:y2="8.272cm" draw:start-shape="id13" draw:start-glue-point="3" draw:end-shape="id14" draw:end-glue-point="1">
          <text:p text:style-name="P4"/>
        </draw:connector>
        <draw:connector draw:style-name="gr9" draw:text-style-name="P3" draw:layer="layout" draw:type="curve" svg:x1="12.314cm" svg:y1="7.977cm" svg:x2="9.42cm" svg:y2="8.736cm" draw:start-shape="id15" draw:start-glue-point="3" draw:end-shape="id16" draw:end-glue-point="1">
          <text:p text:style-name="P4"/>
        </draw:connector>
        <draw:connector draw:style-name="gr9" draw:text-style-name="P3" draw:layer="layout" draw:type="curve" svg:x1="12.314cm" svg:y1="9.526cm" svg:x2="10.152cm" svg:y2="9.317cm" draw:start-shape="id17" draw:end-shape="id18" draw:end-glue-point="1">
          <text:p text:style-name="P4"/>
        </draw:connector>
        <draw:connector draw:style-name="gr9" draw:text-style-name="P3" draw:layer="layout" draw:type="curve" svg:x1="12.314cm" svg:y1="10.172cm" svg:x2="10.152cm" svg:y2="9.317cm" draw:start-shape="id19" draw:end-shape="id18" draw:end-glue-point="1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Dominique Fober</meta:initial-creator>
    <meta:creation-date>2008-05-07T18:18:08</meta:creation-date>
    <dc:creator>Dominique Fober</dc:creator>
    <dc:date>2008-05-07T19:25:24</dc:date>
    <dc:language>fr-FR</dc:language>
    <meta:editing-cycles>5</meta:editing-cycles>
    <meta:editing-duration>PT42M57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